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87.49pt" svg:height="493.85pt" svg:x="195.11pt" svg:y="3.2pt">
            <loext:p draw:notify-on-update-of-ranges="Sheet1.B1:Sheet1.B5 Sheet1.C1:Sheet1.C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office:value-type="float" office:value="1.07" calcext:value-type="float">
            <text:p>1.07</text:p>
          </table:table-cell>
          <table:table-cell office:value-type="float" office:value="5.92453" calcext:value-type="float">
            <text:p>5.92453</text:p>
          </table:table-cell>
        </table:table-row>
        <table:table-row table:style-name="ro1">
          <table:table-cell/>
          <table:table-cell office:value-type="float" office:value="0.39" calcext:value-type="float">
            <text:p>0.39</text:p>
          </table:table-cell>
          <table:table-cell office:value-type="float" office:value="0.917121" calcext:value-type="float">
            <text:p>0.917121</text:p>
          </table:table-cell>
        </table:table-row>
        <table:table-row table:style-name="ro1">
          <table:table-cell/>
          <table:table-cell office:value-type="float" office:value="0.07" calcext:value-type="float">
            <text:p>0.07</text:p>
          </table:table-cell>
          <table:table-cell office:value-type="float" office:value="0.0133284" calcext:value-type="float">
            <text:p>0.0133284</text:p>
          </table:table-cell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00264123" calcext:value-type="float">
            <text:p>0.0026412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317878" calcext:value-type="float">
            <text:p>0.003178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2:21:00.821363645</meta:creation-date>
    <dc:date>2017-02-15T08:31:16.841221065</dc:date>
    <meta:editing-duration>PT19H55M5S</meta:editing-duration>
    <meta:editing-cycles>2</meta:editing-cycles>
    <meta:generator>LibreOffice/5.1.4.2$Linux_X86_64 LibreOffice_project/10m0$Build-2</meta:generator>
    <meta:document-statistic meta:table-count="1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text-properties fo:font-size="20pt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254cm" svg:height="17.423cm" xlink:href=".." xlink:type="simple" chart:class="chart:scatter" chart:style-name="ch1">
        <chart:legend chart:legend-position="end" svg:x="19.391cm" svg:y="8.163cm" style:legend-expansion="high" chart:style-name="ch2"/>
        <chart:plot-area chart:style-name="ch3" table:cell-range-address="Sheet1.B1:Sheet1.C5" svg:x="0.485cm" svg:y="0.348cm" svg:width="18.421cm" svg:height="16.727cm">
          <chartooo:coordinate-region svg:x="0.921cm" svg:y="0.548cm" svg:width="17.745cm" svg:height="15.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5" chart:class="chart:scatter">
            <chart:domain table:cell-range-address="Sheet1.B1:Sheet1.B5"/>
            <chart:regression-curve chart:style-name="ch7">
              <chart:equation chart:display-equation="true" chart:display-r-square="true" svg:x="1.489cm" svg:y="0.769cm" chart:style-name="ch8"/>
            </chart:regression-curve>
            <chart:data-point chart:style-name="ch9" chart:repeated="2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7">
                <text:p>1.07</text:p>
                <draw:g>
                  <svg:desc>Sheet1.B1:Sheet1.B5</svg:desc>
                </draw:g>
              </table:table-cell>
              <table:table-cell office:value-type="float" office:value="5.92453">
                <text:p>5.92453</text:p>
                <draw:g>
                  <svg:desc>Sheet1.C1:Sheet1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9">
                <text:p>0.39</text:p>
              </table:table-cell>
              <table:table-cell office:value-type="float" office:value="0.917121">
                <text:p>0.9171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">
                <text:p>0.07</text:p>
              </table:table-cell>
              <table:table-cell office:value-type="float" office:value="0.0133284">
                <text:p>0.01332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">
                <text:p>0.01</text:p>
              </table:table-cell>
              <table:table-cell office:value-type="float" office:value="0.00264123">
                <text:p>0.002641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00317878">
                <text:p>0.003178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